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0" svg:font-family="0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177d21"/>
    </style:style>
    <style:style style:name="P3" style:family="paragraph" style:parent-style-name="Standard">
      <style:paragraph-properties fo:text-align="start" style:justify-single-word="false"/>
      <style:text-properties officeooo:paragraph-rsid="0017b6dd"/>
    </style:style>
    <style:style style:name="P4" style:family="paragraph" style:parent-style-name="Standard">
      <style:paragraph-properties fo:text-align="start" style:justify-single-word="false"/>
      <style:text-properties officeooo:rsid="00177d21" officeooo:paragraph-rsid="00177d21"/>
    </style:style>
    <style:style style:name="P5" style:family="paragraph" style:parent-style-name="Standard">
      <style:text-properties style:text-line-through-style="none" style:text-line-through-type="none"/>
    </style:style>
    <style:style style:name="P6" style:family="paragraph" style:parent-style-name="Standard">
      <style:text-properties style:text-line-through-style="none" style:text-line-through-type="none" style:text-underline-style="none" officeooo:rsid="0017b6dd" officeooo:paragraph-rsid="0017b6dd"/>
    </style:style>
    <style:style style:name="P7" style:family="paragraph" style:parent-style-name="Standard">
      <style:text-properties style:text-line-through-style="none" style:text-line-through-type="none" style:font-name="Liberation Serif" style:text-underline-style="none" fo:font-weight="normal" officeooo:rsid="0017b6dd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erif" style:text-underline-style="none" fo:font-weight="normal" officeooo:rsid="0017b6dd" officeooo:paragraph-rsid="0017b6dd" style:font-weight-asian="normal" style:font-weight-complex="normal"/>
    </style:style>
    <style:style style:name="P9" style:family="paragraph" style:parent-style-name="Standard">
      <style:text-properties style:font-name="Liberation Serif"/>
    </style:style>
    <style:style style:name="P10" style:family="paragraph" style:parent-style-name="Standard">
      <style:paragraph-properties fo:text-align="start" style:justify-single-word="false"/>
      <style:text-properties style:font-name="Liberation Serif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16a325"/>
    </style:style>
    <style:style style:name="T3" style:family="text">
      <style:text-properties style:font-name="Liberation Serif" fo:font-weight="normal" style:font-weight-asian="normal" style:font-weight-complex="normal"/>
    </style:style>
    <style:style style:name="T4" style:family="text">
      <style:text-properties officeooo:rsid="00177d21"/>
    </style:style>
    <style:style style:name="T5" style:family="text">
      <style:text-properties officeooo:rsid="0017b6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3 </text:span><text:span text:style-name="T1">Présentation de l'outil de développement : Présentation de l'environnement de développement utilisé (Windows 7, javascript) et des principales librairies et outils utilisés pour développer le logiciel.</text:span></text:p>
      <text:p text:style-name="P9"/>
      <text:p text:style-name="P9"/>
      <text:p text:style-name="P10"><text:s/></text:p>
      <text:p text:style-name="P1"><text:s/><text:span text:style-name="T4">Pour le développement de la Mise en Situation j’ai décidé d’utiliser une bonne partie des outils avec lesquels j’ai pu être familiarisé lors de ma formation au centre AFPA d’Amiens.</text:span></text:p>
      <text:p text:style-name="P1"/>
      <text:p text:style-name="P1">pour le prototypage <text:span text:style-name="T4">et la conception</text:span></text:p>
      <text:p text:style-name="P1"/>
      <text:p text:style-name="P1">-Figma</text:p>
      <text:p text:style-name="P1">-PlantUML</text:p>
      <text:p text:style-name="P1"/>
      <text:p text:style-name="P1">pour le développement</text:p>
      <text:p text:style-name="P1"/>
      <text:p text:style-name="P1">-Visual Studio Code</text:p>
      <text:p text:style-name="P1">-Notepad++</text:p>
      <text:p text:style-name="P1">-winmerge <text:span text:style-name="T5">(application de comparaison de fichiers)</text:span></text:p>
      <text:p text:style-name="P1">-Github</text:p>
      <text:p text:style-name="P1"/>
      <text:p text:style-name="P1"/>
      <text:p text:style-name="P4">Pour la communication au sein de l’équipe d’Adjustem l’entreprise a choisi d’utiliser un serveur Discord</text:p>
      <text:p text:style-name="P1"/>
      <text:p text:style-name="P1"/>
      <text:p text:style-name="P2">La mise en situation part sur les <text:span text:style-name="T5">impératifs</text:span> de développement suivant<text:span text:style-name="T5">s</text:span> :</text:p>
      <text:p text:style-name="P7"><text:tab/>Développement sur un poste de travail sous Windows 7 pro 64 bits</text:p>
      <text:p text:style-name="P7"><text:tab/>Le module devra s’intégrer dans l’Adjustem-Web qui est développé sous le framework PHP CodeIgniter 4</text:p>
      <text:p text:style-name="P7"><text:tab/>La version de php actuellement utilisée dans l’application Adjustem-Web est la 7.4.33</text:p>
      <text:p text:style-name="P7"><text:tab/>Pour la charte graphique l’utilisation de Bootstrap 4,6 est nécessaire</text:p>
      <text:p text:style-name="P7"/>
      <text:p text:style-name="P6"><text:span text:style-name="T3">Pour la réalisation de la compatibilité du modules sur les navigateurs cibles de l’Adjustem-Web</text:span></text:p>
      <text:p text:style-name="P3"><text:tab/>mise à disposition d’un second poste desktop équipé d’un écran tactile</text:p>
      <text:p text:style-name="P3"><text:tab/>Wampserver 3.3.0</text:p>
      <text:p text:style-name="P3"><text:tab/>Firefox</text:p>
      <text:p text:style-name="P3"><text:tab/>Chrome</text:p>
      <text:p text:style-name="P8"><text:tab/>Edge</text:p>
      <text:p text:style-name="P7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0" svg:font-family="0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" style:font-family-complex="Mangal" style:language-complex="zxx" style:country-complex="none"/>
    </style:style>
    <style:style style:name="LO-normal" style:family="paragraph">
      <style:paragraph-properties fo:margin-top="0cm" fo:margin-bottom="0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fr" fo:country="FR" style:letter-kerning="true" style:font-name-asian="0" style:font-family-asian="0" style:font-family-generic-asian="system" style:font-pitch-asian="variable" style:font-size-asian="12pt" style:language-asian="zh" style:country-asian="CN" style:font-name-complex="0" style:font-family-complex="0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Liberation Serif" fo:font-family="'Liberation Serif'" style:font-family-generic="roman" style:font-pitch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05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9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3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4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5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6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7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M11S</meta:editing-duration>
    <meta:editing-cycles>2</meta:editing-cycles>
    <meta:generator>LibreOffice/7.3.7.2$Linux_X86_64 LibreOffice_project/30$Build-2</meta:generator>
    <dc:date>2023-02-06T12:50:29.556000000</dc:date>
    <meta:document-statistic meta:table-count="0" meta:image-count="0" meta:object-count="0" meta:page-count="1" meta:paragraph-count="23" meta:word-count="185" meta:character-count="1246" meta:non-whitespace-character-count="1072"/>
  </office:meta>
</office:document-meta>
</file>